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instrukce" style:family="text">
      <style:text-properties style:use-window-font-color="true"/>
    </style:style>
    <style:style style:name="P19" style:parent-style-name="Základnítext" style:family="paragraph"/>
    <style:style style:name="P20" style:parent-style-name="Základnítext" style:family="paragraph"/>
    <style:style style:name="P21" style:parent-style-name="Základnítext" style:family="paragraph"/>
    <style:style style:name="P22" style:parent-style-name="Základnítext" style:family="paragraph"/>
    <style:style style:name="P23" style:parent-style-name="Základnítext" style:family="paragraph"/>
    <style:style style:name="P24" style:parent-style-name="Základnítext" style:family="paragraph"/>
    <style:style style:name="T25" style:parent-style-name="Standardnípísmoodstavce" style:family="text">
      <style:text-properties fo:color="#000000"/>
    </style:style>
    <style:style style:name="T26" style:parent-style-name="Standardnípísmoodstavce" style:family="text">
      <style:text-properties fo:color="#000000"/>
    </style:style>
    <style:style style:name="T27" style:parent-style-name="Standardnípísmoodstavce" style:family="text">
      <style:text-properties fo:color="#000000"/>
    </style:style>
    <style:style style:name="T28" style:parent-style-name="Standardnípísmoodstavce" style:family="text">
      <style:text-properties fo:color="#000000"/>
    </style:style>
    <style:style style:name="T29" style:parent-style-name="Standardnípísmoodstavce" style:family="text">
      <style:text-properties fo:color="#000000"/>
    </style:style>
    <style:style style:name="T30" style:parent-style-name="Standardnípísmoodstavce" style:family="text">
      <style:text-properties fo:color="#000000"/>
    </style:style>
    <style:style style:name="P31" style:parent-style-name="Základnítext" style:family="paragraph">
      <style:text-properties fo:color="#000000"/>
    </style:style>
    <style:style style:name="T32" style:parent-style-name="Standardnípísmoodstavce" style:family="text">
      <style:text-properties fo:color="#000000"/>
    </style:style>
    <style:style style:name="P33" style:parent-style-name="Základnítext" style:family="paragraph">
      <style:paragraph-properties fo:margin-left="0.3937in">
        <style:tab-stops/>
      </style:paragraph-properties>
    </style:style>
    <style:style style:name="P34" style:parent-style-name="Základnítext" style:family="paragraph">
      <style:paragraph-properties fo:margin-left="0.3937in">
        <style:tab-stops/>
      </style:paragraph-properties>
    </style:style>
    <style:style style:name="P35" style:parent-style-name="Základnítext" style:family="paragraph">
      <style:paragraph-properties fo:margin-left="0.3937in">
        <style:tab-stops/>
      </style:paragraph-properties>
    </style:style>
    <style:style style:name="P36" style:parent-style-name="Základnítext" style:family="paragraph">
      <style:paragraph-properties fo:margin-left="0.3937in">
        <style:tab-stops/>
      </style:paragraph-properties>
    </style:style>
    <style:style style:name="P37" style:parent-style-name="Základnítext" style:family="paragraph">
      <style:paragraph-properties fo:margin-left="0.3937in">
        <style:tab-stops/>
      </style:paragraph-properties>
    </style:style>
    <style:style style:name="P38" style:parent-style-name="Základnítext" style:family="paragraph">
      <style:paragraph-properties fo:margin-left="0.3937in" fo:text-indent="-0.1437in">
        <style:tab-stops/>
      </style:paragraph-properties>
    </style:style>
    <style:style style:name="P39" style:parent-style-name="Základnítext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/2020<text:bookmark-end text:name="Text14"/></text:p>
            <text:p text:style-name="Normální">KVOP-5731/2020<text:bookmark-end text:name="Text2"/></text:p>
            <text:p text:style-name="Normální"><text:bookmark-start text:name="Text6"/>05. 02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Vážený pan<text:bookmark-end text:name="Text8"/></text:p>
            <text:p text:style-name="Normální">B. V.</text:p>
            <text:p text:style-name="Normální"/>
            <text:p text:style-name="Normální"/>
            <text:p text:style-name="Normální"/>
            <text:p text:style-name="P17">do vlastních rukou</text:p>
            <text:p text:style-name="Normální"/>
            <text:p text:style-name="Normální"/>
          </table:table-cell>
        </table:table-row>
      </table:table>
      <text:p text:style-name="Základnítext">Vážený pane V.,</text:p>
      <text:p text:style-name="Základnítext">dne 21. 1. 2020 bylo<text:s/>do Kanceláře veřejného ochránce práv doručeno Vaše odvolání proti rozhodnutí vedoucího Kanceláře veřejného ochránce práv č. j.: KVOP-299/2020, sp. zn. K106 1/2020 ze dne 3. 1. 2020, kterým byla odmítnuta Vaše žádost o informace ze dne<text:s/><text:span text:style-name="T18">19. 12. 2019.</text:span></text:p>
      <text:p text:style-name="Základnítext">V rámci<text:s/>odvolání jste pod bodem C.) uplatnil novou žádost podle zákona č. 106/1999 Sb., o svobodném přístupu k informacím, ve znění pozdějších předpisů, kterou žádáte:</text:p>
      <text:list text:style-name="LFO3_1" text:continue-numbering="true">
        <text:list-item>
          <text:p text:style-name="P19">informaci, kolik stojí ročně provoz KVOP, včetně veřejného ochránce práv a jeho zástupce,</text:p>
        </text:list-item>
        <text:list-item>
          <text:p text:style-name="P20">informaci, jaký je společenský přínos činnosti veřejného ochránce práv a Kanceláře veřejného ochránce práv,</text:p>
        </text:list-item>
        <text:list-item>
          <text:p text:style-name="P21">informaci, jaké odborné a zejména praktické poznatky má veřejná ochránkyně práv, Anna Šabatová ve vztahu k období vymezeném zákonem č. 480/91 Sb., na úseku práva a jak tyto poznatky konkrétně prezentovala po 1. 1. 1990,</text:p>
        </text:list-item>
        <text:list-item>
          <text:p text:style-name="P22">informaci, jaké měl z pohledu Anny Šabatové výjimečné vlastnosti a předpoklady Václav Havel,</text:p>
        </text:list-item>
        <text:list-item>
          <text:p text:style-name="P23">informaci, jaké opatření učinili Anna Sabatová a Václav Havel se vztahu k odstranění následků poškození signatářů Charty 77, zejména působících mimo Prahu, StB a dalšími aktéry</text:p>
        </text:list-item>
        <text:list-item>
          <text:p text:style-name="P24">a informaci, zdali Anna Šabatová (Václav Havel, Tomáš Sokol) napsali nějaké vědecké práce, pokud ano, žádáte je označit.</text:p>
        </text:list-item>
      </text:list>
      <text:p text:style-name="Základnítext">Ve smyslu zákona o svobodném přístupu k informacím<text:s/><text:span text:style-name="Silné">se<text:s/></text:span><text:span text:style-name="Silné">poskytují níže uvedené informace k bodu č. 1:</text:span></text:p>
      <text:p text:style-name="Základnítext">Celkové, skutečné výdaje (včetně<text:s/><text:span text:style-name="T25">výdajů na projekty spolufinancované z rozpočtu EU) Kanceláře veřejného ochránce práv:</text:span></text:p>
      <text:p text:style-name="Základnítext"><text:span text:style-name="T26">2014:<text:s/></text:span>101 543 820 Kč</text:p>
      <text:p text:style-name="Základnítext"><text:span text:style-name="T27">2015:<text:s/></text:span>111 559 090 Kč</text:p>
      <text:soft-page-break/>
      <text:p text:style-name="Základnítext"><text:span text:style-name="T28">2016:<text:s/></text:span>112 016 880 Kč</text:p>
      <text:p text:style-name="Základnítext"><text:span text:style-name="T29">2017:<text:s/></text:span>123 677 920 Kč</text:p>
      <text:p text:style-name="Základnítext"><text:span text:style-name="T30">2018:<text:s/></text:span>187 240 470 Kč</text:p>
      <text:p text:style-name="P31">2019: 165 340 400 Kč</text:p>
      <text:p text:style-name="Základnítext"><text:span text:style-name="T32">Kancelář veřejného ochránce práv zveřejňuje detailní výsledky hospodaření (Závěrečný účet KVOP) na svých stránkách.</text:span><text:span text:style-name="Značkapozn.podčarou"><text:note text:note-class="footnote" text:id="_ftn0"><text:note-citation>1</text:note-citation><text:note-body><text:p text:style-name="Textpozn.podčarou"><text:s/><text:a xlink:href="https://www.ochrance.cz/kancelar-vop/vysledky-hospodareni/" office:target-frame-name="_top" xlink:show="replace"><text:span text:style-name="Hypertextovýodkaz">https://www.ochrance.cz/ka</text:span><text:span text:style-name="Hypertextovýodkaz">ncelar-vop/vysledky-hospodareni/</text:span></text:a>.</text:p></text:note-body></text:note></text:span></text:p>
      <text:p text:style-name="Základnítext"><text:span text:style-name="Silné">Současně,</text:span></text:p>
      <text:p text:style-name="Základnítext">v souladu s § 15 a § 20 odst. 4 písm. a) zákona č. 106/1999 Sb., o svobodném přístupu k informacím, ve znění pozdějších předpisů, ve spojení s § 67 a násl. zákona č. 500/2004 Sb., správního řádu, ve znění<text:s/>pozdějších předpisů,<text:s/><text:span text:style-name="Silné">vydává Kancelář veřejného ochránce práv</text:span><text:s/>jako osoba pověřená veřejným ochráncem práv k plnění povinností veřejného ochránce práv podle zákona o svobodném přístupu k informacím na základě § 25 odst. 2 zákona č. 349/1999 Sb., o veřejném ochránci práv, ve znění pozdějších předpisů,</text:p>
      <text:h text:style-name="Nadpis1" text:outline-level="1">rozhodnutí,</text:h>
      <text:p text:style-name="Základnítext">kterým se<text:s/><text:span text:style-name="Silné">částečně odmítá</text:span><text:s/>žádost pana B. V., datum narození x, trvale bytem x, ze dne 21. 1. 2020 v rozsahu požadovaných informací v bodě 2 – 6 žádosti.<text:s/></text:p>
      <text:h text:style-name="Nadpis1" text:outline-level="1">Odůvodnění</text:h>
      <text:p text:style-name="Základnítext">Dne 21. 1. 2020 se na Kancelář veřejného ochránce práv obrátil pan B. V. s žádostí o informace podle zákona o svobodném přístupu k informacím.</text:p>
      <text:p text:style-name="Základnítext">Požadoval:</text:p>
      <text:list text:style-name="LFO4" text:continue-numbering="true">
        <text:list-item>
          <text:p text:style-name="P33">informaci, kolik stojí ročně provoz KVOP, včetně veřejného ochránce práv a jeho zástupce,</text:p>
        </text:list-item>
        <text:list-item>
          <text:p text:style-name="P34">informaci, jaký je společenský přínos činnosti<text:s/>veřejného ochránce práv a Kanceláře veřejného ochránce práv,</text:p>
        </text:list-item>
        <text:list-item>
          <text:p text:style-name="P35">informaci, jaké odborné a zejména praktické poznatky má veřejná ochránkyně práv, Anna Šabatová ve vztahu k období vymezeném zákonem č. 480/91 Sb., na úseku práva a jak tyto poznatky konkrétně prezentovala po 1. 1. 1990,</text:p>
        </text:list-item>
        <text:list-item>
          <text:p text:style-name="P36">informaci, jaké měl z pohledu Anny Šabatové výjimečné vlastnosti a předpoklady Václav Havel,</text:p>
        </text:list-item>
        <text:list-item>
          <text:p text:style-name="P37">informaci, jaké opatření učinili Anna Sabatová a Václav Havel se vztahu k odstranění následků poškození signatářů Charty 77, zejména působících mimo Prahu, StB a dalšími aktéry</text:p>
        </text:list-item>
        <text:list-item>
          <text:p text:style-name="P38">a informaci, zdali Anna Šabatová (Václav Havel, Tomáš Sokol) napsali nějaké vědecké práce, pokud ano, žádáte je označit.</text:p>
        </text:list-item>
      </text:list>
      <text:p text:style-name="Základnítext">V souladu s § 15 zákona o svobodném přístupu k informacím byla žádost částečně odmítnuta, protože informacemi požadovanými pod body 3, 4, 5 a 6 Kancelář veřejného ochránce práv nedisponuje a ani nemá povinnost jimi disponovat. Požadované informace nesouvisí s působností veřejného ochránce práv ani Kanceláře veřejného ochránce práv jako povinného subjektu podle zákona o svobodném přístupu k informacím. Konkrétně dotaz v bodě 3 směřuje mimo působnost veřejného ochránce práv, žadatel navíc požaduje informace také z období, kdy Anna Šabatová nebyla ve funkci VOP. Působnosti povinného subjektu se netýká ani dotaz na opatření k odstranění následků poškození signatářů Charty 77 v bodě 5. Dotazy v bodě 3 a 6 se týkají Anny Šabatové jako soukromé osoby, která není povinným subjektem. Dotazy na osoby Václava Havla a Tomáše Sokola nemají nic společného s veřejným<text:s/>ochráncem práv jako povinným subjektem.<text:s/></text:p>
      <text:p text:style-name="Základnítext">Kancelář veřejného ochránce práv informací nedisponuje ani informací o společenském přínosu.</text:p>
      <text:p text:style-name="Základnítext">Veškeré ostatní požadované informace byly žadateli poskytnuty a doručeny spolu s tímto rozhodnutím.</text:p>
      <text:h text:style-name="Nadpis1" text:outline-level="1">Poučení</text:h>
      <text:p text:style-name="Základnítext">Proti tomuto<text:s/>rozhodnutí lze podle § 16 zákona o svobodném přístupu k informacím podat ve lhůtě 15 dnů od jeho doručení odvolání k Úřadu pro ochranu osobních údajů prostřednictvím Kanceláře veřejného ochránce práv.</text:p>
      <text:p text:style-name="Základnítext"/>
      <text:p text:style-name="Základnítext"/>
      <text:p text:style-name="P39"/>
      <text:p text:style-name="podpis">JUDr. Pavel Pořízek, Ph.D.</text:p>
      <text:p text:style-name="podpis">vedoucí Kanceláře veřejného ochránce práv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3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66XS*</text:span></text:p>
        <text:p text:style-name="P12"><text:span text:style-name="T13">KVOPX00A66XS</text:span>KVOPX00A66XS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2-10T13:15:00Z</meta:creation-date>
    <dc:date>2020-02-11T12:24:00Z</dc:date>
    <meta:print-date>2016-06-27T08:08:00Z</meta:print-date>
    <meta:template xlink:href="KVOP_dopis%20vedoucího" xlink:type="simple"/>
    <meta:editing-cycles>6</meta:editing-cycles>
    <meta:editing-duration>PT120S</meta:editing-duration>
    <meta:user-defined meta:name="ContentTypeId">0x010100D3A71DC738674B4893D02C4CA0E22FAC</meta:user-defined>
    <meta:document-statistic meta:page-count="3" meta:paragraph-count="9" meta:word-count="711" meta:character-count="4897" meta:row-count="34" meta:non-whitespace-character-count="4195"/>
  </office:meta>
</office:document-meta>
</file>